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JbiWrapper.getTextCharacters( int i , char [ ] chars , int i1 , int i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JbiWrapper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isCharac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getCharacter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getAttributeLocalName( int 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axJbiWrapper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getNamespace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JbiWrapper.isWhiteSp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axJbiWrapper.getLocalNam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xJbiWrapper.getNamespaceURI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biInWsdl1Interceptor.getOperation( Message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xJbiWrapper.isStar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getCharacterEncoding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InWsdl1Interceptor.addPart( Element parent , NodeList no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biInWsdl1Interceptor.JbiInWsdl1Interceptor( boolean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getTex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JbiWrapper.getPI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getAttributeCou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xJbiWrapper.getAttributeValue( String s ,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standalon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getAttributeTyp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getAttributePrefix( int 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axJbiWrapper.isEnd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has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isStanda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getPrefix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xJbiWrapper.nextTa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xJbiWrapper.getPI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getNamespac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getAttributeName( int 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axJbiWrapper.getElemen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getProperty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InWsdl1Interceptor.addPart( Element parent , Node par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biInWsdl1Interceptor.createDomWrapper( Message messag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StaxJbiWrapper.getNamespaceURI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get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JbiWrapper.getNamespacePrefix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StaxJbiWrapper( Message messag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taxJbiWrapper.getTextCharac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JbiWrapper.h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JbiWrapper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getText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JbiWrapper.isAttributeSpecified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InWsdl1Interceptor.getBodyElement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xJbiWrapper.getAttributeValue( int i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taxJbiWrapper.getNam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xJbiWrapper.require( int i , String s ,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xJbiWrapper.getNamespaceURI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JbiWrapp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xJbiWrapper.getAttributeNamespace( int 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axJbiWrapper.next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">
            <text:p text:style-name="Table_20_Contents">9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StaxJbiWrapper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biInWsdl1Interceptor.handleMessage( Message 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axJbiWrapper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